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roblem size</text:p>
          </table:table-cell>
          <table:table-cell office:value-type="string">
            <text:p>serial</text:p>
          </table:table-cell>
          <table:table-cell office:value-type="string">
            <text:p>parallel</text:p>
          </table:table-cell>
          <table:table-cell office:value-type="string">
            <text:p>speedup</text:p>
          </table:table-cell>
          <table:table-cell>
            <draw:frame table:end-cell-address="Sheet1.O27" table:end-x="0.5421in" table:end-y="0.1461in" draw:z-index="0" draw:style-name="gr1" svg:width="9.3453in" svg:height="4.6465in" svg:x="0.087in" svg:y="0.1043in">
              <draw:object draw:notify-on-update-of-ranges="Sheet1.A1:Sheet1.A1 Sheet1.A2:Sheet1.A7 Sheet1.B1:Sheet1.B1 Sheet1.B2:Sheet1.B7 Sheet1.A1:Sheet1.A1 Sheet1.A2:Sheet1.A7 Sheet1.C1:Sheet1.C1 Sheet1.C2:Sheet1.C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9">
            <text:p>0.29</text:p>
          </table:table-cell>
          <table:table-cell office:value-type="float" office:value="2.17">
            <text:p>2.17</text:p>
          </table:table-cell>
          <table:table-cell table:formula="of:=[.B2]/[.C2]" office:value-type="float" office:value="0.133640552995392">
            <text:p>0.13364055299539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1">
            <text:p>0.91</text:p>
          </table:table-cell>
          <table:table-cell office:value-type="float" office:value="2.23">
            <text:p>2.23</text:p>
          </table:table-cell>
          <table:table-cell table:formula="of:=[.B3]/[.C3]" office:value-type="float" office:value="0.408071748878924">
            <text:p>0.40807174887892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.92">
            <text:p>2.92</text:p>
          </table:table-cell>
          <table:table-cell office:value-type="float" office:value="2.67">
            <text:p>2.67</text:p>
          </table:table-cell>
          <table:table-cell table:formula="of:=[.B4]/[.C4]" office:value-type="float" office:value="1.0936329588015">
            <text:p>1.0936329588015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1.29">
            <text:p>11.29</text:p>
          </table:table-cell>
          <table:table-cell office:value-type="float" office:value="4.06">
            <text:p>4.06</text:p>
          </table:table-cell>
          <table:table-cell table:formula="of:=[.B5]/[.C5]" office:value-type="float" office:value="2.7807881773399">
            <text:p>2.780788177339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74.28">
            <text:p>74.28</text:p>
          </table:table-cell>
          <table:table-cell office:value-type="float" office:value="9.77">
            <text:p>9.77</text:p>
          </table:table-cell>
          <table:table-cell table:formula="of:=[.B6]/[.C6]" office:value-type="float" office:value="7.6028659160696">
            <text:p>7.6028659160696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296.48">
            <text:p>296.48</text:p>
          </table:table-cell>
          <table:table-cell office:value-type="float" office:value="33.52">
            <text:p>33.52</text:p>
          </table:table-cell>
          <table:table-cell table:formula="of:=[.B7]/[.C7]" office:value-type="float" office:value="8.84486873508353">
            <text:p>8.84486873508353</text:p>
          </table:table-cell>
          <table:table-cell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Sheet1.N51" table:end-x="0.6291in" table:end-y="0.0626in" draw:z-index="1" draw:style-name="gr1" svg:width="8.5429in" svg:height="4.011in" svg:x="0.0874in" svg:y="0.1252in">
              <draw:object draw:notify-on-update-of-ranges="Sheet1.A2:Sheet1.A7 Sheet1.D1:Sheet1.D1 Sheet1.D2:Sheet1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3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</meta:initial-creator>
    <meta:creation-date>2012-04-19T14:54:05</meta:creation-date>
    <meta:generator>OpenOffice.org/3.2$Unix OpenOffice.org_project/320m12$Build-9483</meta:generator>
    <dc:date>2012-04-27T13:37:10</dc:date>
    <dc:creator>will </dc:creator>
    <meta:editing-duration>PT00H22M13S</meta:editing-duration>
    <meta:editing-cycles>1</meta:editing-cycles>
    <meta:document-statistic meta:table-count="3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aximum="5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38cm" svg:height="11.803cm" xlink:href=".." chart:class="chart:scatter" chart:style-name="ch1">
        <chart:title svg:x="10.929cm" svg:y="0.237cm" chart:style-name="ch2">
          <text:p>Runtimes</text:p>
        </chart:title>
        <chart:legend chart:legend-position="end" svg:x="21.714cm" svg:y="5.432cm" chart:style-name="ch3"/>
        <chart:plot-area chart:style-name="ch4" table:cell-range-address="Sheet1.A1:Sheet1.C7" chart:data-source-has-labels="row" svg:x="0.747cm" svg:y="0.976cm" svg:width="20.494cm" svg:height="10.32cm">
          <chart:axis chart:dimension="x" chart:name="primary-x" chart:style-name="ch5">
            <chart:title svg:x="10.34cm" svg:y="10.96cm" chart:style-name="ch6">
              <text:p>Problem size</text:p>
            </chart:title>
          </chart:axis>
          <chart:axis chart:dimension="y" chart:name="primary-y" chart:style-name="ch7">
            <chart:title svg:x="0.475cm" svg:y="6.432cm" chart:style-name="ch8">
              <text:p>Time (s)</text:p>
            </chart:title>
            <chart:grid chart:style-name="ch9" chart:class="major"/>
          </chart:axis>
          <chart:series chart:style-name="ch10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11" chart:values-cell-range-address="Sheet1.C2:Sheet1.C7" chart:label-cell-address="Sheet1.C1:Sheet1.C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serial</text:p>
              </table:table-cell>
              <table:table-cell office:value-type="string">
                <text:p text:id="Sheet1.C1:Sheet1.C1">parall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:Sheet1.A7">100</text:p>
              </table:table-cell>
              <table:table-cell office:value-type="float" office:value="0.29">
                <text:p text:id="Sheet1.B2:Sheet1.B7">0.29</text:p>
              </table:table-cell>
              <table:table-cell office:value-type="float" office:value="2.17">
                <text:p text:id="Sheet1.C2:Sheet1.C7">2.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91">
                <text:p>0.9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2.92">
                <text:p>2.9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1.29">
                <text:p>11.2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74.28">
                <text:p>74.28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296.48">
                <text:p>296.48</text:p>
              </table:table-cell>
              <table:table-cell office:value-type="float" office:value="33.52">
                <text:p>33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minimum="50" chart:maximum="5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cm" svg:height="10.189cm" xlink:href=".." chart:class="chart:scatter" chart:style-name="ch1">
        <chart:title svg:x="9.99cm" svg:y="0.204cm" chart:style-name="ch2">
          <text:p>Speedup</text:p>
        </chart:title>
        <chart:plot-area chart:style-name="ch3" table:cell-range-address="Sheet1.A2:Sheet1.A7 Sheet1.D1:Sheet1.D7" chart:data-source-has-labels="row" svg:x="0.667cm" svg:y="0.91cm" svg:width="20.599cm" svg:height="9.074cm">
          <chart:axis chart:dimension="x" chart:name="primary-x" chart:style-name="ch4">
            <chart:title svg:x="10.312cm" svg:y="9.615cm" chart:style-name="ch5">
              <text:p>Problem size</text:p>
            </chart:title>
          </chart:axis>
          <chart:axis chart:dimension="y" chart:name="primary-y" chart:style-name="ch6">
            <chart:title svg:x="0.435cm" svg:y="5.823cm" chart:style-name="ch7">
              <text:p>Speedup</text:p>
            </chart:title>
            <chart:grid chart:style-name="ch8" chart:class="major"/>
          </chart:axis>
          <chart:series chart:style-name="ch9" chart:values-cell-range-address="Sheet1.D2:Sheet1.D7" chart:label-cell-address="Sheet1.D1:Sheet1.D1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:Sheet1.D1"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:Sheet1.A7">100</text:p>
              </table:table-cell>
              <table:table-cell office:value-type="float" office:value="0.133640552995392">
                <text:p text:id="Sheet1.D2:Sheet1.D7">0.1336405529953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408071748878924">
                <text:p>0.408071748878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936329588015">
                <text:p>1.0936329588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.7807881773399">
                <text:p>2.7807881773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7.6028659160696">
                <text:p>7.6028659160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8.84486873508353">
                <text:p>8.84486873508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